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Kalibrace průtokoměru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ukazatel </text:p>
          </table:table-cell>
          <table:table-cell office:value-type="string">
            <text:p>čas za který se naplní 100ml [s]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8.25">
            <text:p>28,2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44">
            <text:p>11,44</text:p>
          </table:table-cell>
          <table:table-cell office:value-type="float" office:value="11.78">
            <text:p>11,78</text:p>
          </table:table-cell>
          <table:table-cell office:value-type="float" office:value="11.53">
            <text:p>11,5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91">
            <text:p>0,91</text:p>
          </table:table-cell>
          <table:table-cell office:value-type="float" office:value="6.97">
            <text:p>6,97</text:p>
          </table:table-cell>
          <table:table-cell office:value-type="float" office:value="7.03">
            <text:p>7,0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.31">
            <text:p>5,31</text:p>
          </table:table-cell>
          <table:table-cell office:value-type="float" office:value="5.16">
            <text:p>5,16</text:p>
          </table:table-cell>
          <table:table-cell office:value-type="float" office:value="5.03">
            <text:p>5,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Kalibrace zdroj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kazatel </text:p>
          </table:table-cell>
          <table:table-cell office:value-type="string">
            <text:p>Výkon <text:s/>[W]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.6">
            <text:p>2,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Závislost tvorby ozónu na výkonu (konstantní průtok 4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[W]</text:p>
          </table:table-cell>
          <table:table-cell office:value-type="string">
            <text:p>U1[V]</text:p>
          </table:table-cell>
          <table:table-cell office:value-type="string">
            <text:p>U2[V]</text:p>
          </table:table-cell>
          <table:table-cell office:value-type="string">
            <text:p>objem potřebný pro titraci [ml]</text:p>
          </table:table-cell>
        </table:table-row>
        <table:table-row table:style-name="ro1">
          <table:table-cell/>
          <table:table-cell office:value-type="float" office:value="0.3">
            <text:p>0,3</text:p>
          </table:table-cell>
          <table:table-cell office:value-type="float" office:value="-9.66">
            <text:p>-9,66</text:p>
          </table:table-cell>
          <table:table-cell office:value-type="float" office:value="-9.2">
            <text:p>-9,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-9.07">
            <text:p>-9,07</text:p>
          </table:table-cell>
          <table:table-cell office:value-type="float" office:value="-8.95">
            <text:p>-8,9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-8.94">
            <text:p>-8,94</text:p>
          </table:table-cell>
          <table:table-cell office:value-type="float" office:value="-8.9">
            <text:p>-8,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7.89">
            <text:p>-7,89</text:p>
          </table:table-cell>
          <table:table-cell office:value-type="float" office:value="-7.6">
            <text:p>-7,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/>
          <table:table-cell office:value-type="float" office:value="1.7">
            <text:p>1,7</text:p>
          </table:table-cell>
          <table:table-cell office:value-type="float" office:value="-8.68">
            <text:p>-8,68</text:p>
          </table:table-cell>
          <table:table-cell office:value-type="float" office:value="-7.58">
            <text:p>-7,58</text:p>
          </table:table-cell>
          <table:table-cell office:value-type="float" office:value="1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Závislost tvorby ozónu na průtoku (konstantní výkon 0,6W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růtok</text:p>
          </table:table-cell>
          <table:table-cell office:value-type="string">
            <text:p>U1[V]</text:p>
          </table:table-cell>
          <table:table-cell office:value-type="string">
            <text:p>U2[V]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8.7">
            <text:p>-8,7</text:p>
          </table:table-cell>
          <table:table-cell office:value-type="float" office:value="-8.45">
            <text:p>-8,45</text:p>
          </table:table-cell>
          <table:table-cell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-6.87">
            <text:p>-6,87</text:p>
          </table:table-cell>
          <table:table-cell office:value-type="float" office:value="-6.67">
            <text:p>-6,67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6.96">
            <text:p>-6,96</text:p>
          </table:table-cell>
          <table:table-cell office:value-type="float" office:value="-6.87">
            <text:p>-6,87</text:p>
          </table:table-cell>
          <table:table-cell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-6.81">
            <text:p>-6,81</text:p>
          </table:table-cell>
          <table:table-cell office:value-type="float" office:value="-6.75">
            <text:p>-6,7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7.35">
            <text:p>-7,35</text:p>
          </table:table-cell>
          <table:table-cell office:value-type="float" office:value="-7.15">
            <text:p>-7,15</text:p>
          </table:table-cell>
          <table:table-cell/>
        </table:table-row>
        <table:table-row table:style-name="ro1">
          <table:table-cell/>
          <table:table-cell office:value-type="float" office:value="3.5">
            <text:p>3,5</text:p>
          </table:table-cell>
          <table:table-cell office:value-type="float" office:value="-7.16">
            <text:p>-7,16</text:p>
          </table:table-cell>
          <table:table-cell office:value-type="float" office:value="-7.06">
            <text:p>-7,0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7.11">
            <text:p>-7,11</text:p>
          </table:table-cell>
          <table:table-cell office:value-type="float" office:value="-7.06">
            <text:p>-7,06</text:p>
          </table:table-cell>
          <table:table-cell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1.05.2012</text:date>, <text:time>19:17:0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e </meta:initial-creator>
    <meta:creation-date>2012-05-01T19:08:26</meta:creation-date>
    <dc:date>2012-05-01T19:17:08</dc:date>
    <dc:creator>Paulie </dc:creator>
    <meta:editing-duration>PT8M44S</meta:editing-duration>
    <meta:editing-cycles>4</meta:editing-cycles>
    <meta:generator>LibreOffice/3.4$Linux LibreOffice_project/340m1$Build-502</meta:generator>
    <meta:document-statistic meta:table-count="3" meta:cell-count="86" meta:object-count="0"/>
  </office:meta>
</office:document-meta>
</file>